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rsid="000389f8" officeooo:paragraph-rsid="000389f8"/>
    </style:style>
    <style:style style:name="P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officeooo:rsid="000389f8" officeooo:paragraph-rsid="000389f8"/>
    </style:style>
    <style:style style:name="T1" style:family="text">
      <style:text-properties fo:font-variant="normal" fo:text-transform="none" fo:color="#2d3b45" style:font-name="Lato" fo:font-size="12pt" fo:letter-spacing="normal" fo:font-style="normal" fo:font-weight="normal"/>
    </style:style>
    <style:style style:name="T2" style:family="text">
      <style:text-properties fo:font-variant="normal" fo:text-transform="none" fo:color="#2d3b45" style:font-name="Lato" fo:font-size="12pt" fo:letter-spacing="normal" fo:font-style="normal" fo:font-weight="normal" officeooo:rsid="000489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Jeremy Holloway</text:span></text:p>
      <text:p text:style-name="P2"><text:span text:style-name="T1">CPSC-3220-001</text:span></text:p>
      <text:p text:style-name="P2"><text:span text:style-name="T1">5/31/2019</text:span></text:p>
      <text:p text:style-name="P2"><text:span text:style-name="T1"/></text:p>
      <text:p text:style-name="P3"><text:span text:style-name="T1">Pre-class Assignment #11</text:span></text:p>
      <text:p text:style-name="P3"><text:span text:style-name="T1"/></text:p>
      <text:p text:style-name="P1"><text:span text:style-name="T1">1. Task: A user request.</text:span></text:p>
      <text:p text:style-name="P1"><text:span text:style-name="T1"/></text:p>
      <text:p text:style-name="P1"><text:span text:style-name="T1">2. Starvation: The lack of resources for one task, due to resources given to a higher priority task.</text:span></text:p>
      <text:p text:style-name="P1"><text:span text:style-name="T1"/></text:p>
      <text:p text:style-name="P1"><text:span text:style-name="T1">3. Workload: A set of tasks for some system to perform, along with when each task arrives and how long each task takes to complete.</text:span></text:p>
      <text:p text:style-name="P1"><text:span text:style-name="T1"/></text:p>
      <text:p text:style-name="P1"><text:span text:style-name="T1">4. Compute-bound </text:span><text:span text:style-name="T2">T</text:span><text:span text:style-name="T1">ask: A task that primarily uses the processor and does little I/O.</text:span></text:p>
      <text:p text:style-name="P1"><text:span text:style-name="T1"/></text:p>
      <text:p text:style-name="P1"><text:span text:style-name="T1">5. I/O-bound </text:span><text:span text:style-name="T2">T</text:span><text:span text:style-name="T1">ask: A task that primarily does I/O, and does little processing.</text:span></text:p>
      <text:p text:style-name="P1"><text:span text:style-name="T1"/></text:p>
      <text:p text:style-name="P1"><text:span text:style-name="T1">6. </text:span><text:span text:style-name="T2">W</text:span><text:span text:style-name="T1">ork-conserving </text:span><text:span text:style-name="T2">S</text:span><text:span text:style-name="T1">cheduling </text:span><text:span text:style-name="T2">P</text:span><text:span text:style-name="T1">olicy - A policy that never leaves the processor idle if there is work to do.</text:span></text:p>
      <text:p text:style-name="P1"><text:span text:style-name="T1"/></text:p>
      <text:p text:style-name="P1"><text:span text:style-name="T1">7. Preemption - When a scheduler takes the processor away from one task and gives it to another.</text:span></text:p>
      <text:p text:style-name="P1"><text:span text:style-name="T1"/></text:p>
      <text:p text:style-name="P1"><text:span text:style-name="T1">8. </text:span><text:span text:style-name="T2">F</text:span><text:span text:style-name="T1">uture </text:span><text:span text:style-name="T2">K</text:span><text:span text:style-name="T1">nowledge - decisions made based on knowledge of service times:</text:span></text:p>
      <text:p text:style-name="P1"><text:span text:style-name="T1"><text:tab/>–SJF(non-preemptive)</text:span></text:p>
      <text:p text:style-name="P1"><text:span text:style-name="T1"><text:tab/>–SJF(preemptive) – minimum avg. response time</text:span></text:p>
      <text:p text:style-name="P1"><text:span text:style-name="T1"><text:tab/>–Approximate SJF(preemptive) by predicting service times</text:span></text:p>
      <text:p text:style-name="P1"><text:span text:style-name="T1"/></text:p>
      <text:p text:style-name="P1"><text:span text:style-name="T1">9. </text:span><text:span text:style-name="T2">T</text:span><text:span text:style-name="T1">ime </text:span><text:span text:style-name="T2">Q</text:span><text:span text:style-name="T1">uantum (a.k.a. time slice) - The length of time that a task is scheduled before being preempted.</text:span></text:p>
      <text:p text:style-name="P1"><text:span text:style-name="T1"/></text:p>
      <text:p text:style-name="P1"><text:span text:style-name="T1">10. </text:span><text:span text:style-name="T2">M</text:span><text:span text:style-name="T1">ax-min </text:span><text:span text:style-name="T2">F</text:span><text:span text:style-name="T1">airness - A scheduling objective to maximize the minimum resource allocation given to each tas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2:43:45.531910814</meta:creation-date>
    <dc:date>2019-05-31T12:52:40.092533832</dc:date>
    <meta:editing-duration>PT8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79" meta:character-count="1093" meta:non-whitespace-character-count="927"/>
  </office:meta>
</office:document-meta>
</file>